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 fo:font-size="18pt" style:font-size-asian="15.75pt" style:font-size-complex="18pt"/>
    </style:style>
    <style:style style:name="P2" style:family="paragraph" style:parent-style-name="Standard">
      <style:text-properties style:use-window-font-color="true" loext:opacity="0%" fo:font-size="18pt" style:font-size-asian="15.75pt" style:font-size-complex="18pt"/>
    </style:style>
    <style:style style:name="P3" style:family="paragraph" style:parent-style-name="Standard">
      <style:text-properties style:use-window-font-color="true" loext:opacity="0%" fo:font-size="18pt" officeooo:rsid="0020182e" officeooo:paragraph-rsid="0020182e" style:font-size-asian="15.75pt" style:font-size-complex="18pt"/>
    </style:style>
    <style:style style:name="P4" style:family="paragraph" style:parent-style-name="Standard">
      <style:text-properties style:use-window-font-color="true" loext:opacity="0%" fo:font-size="18pt" officeooo:rsid="00190559" officeooo:paragraph-rsid="001a2229" style:font-size-asian="15.75pt" style:font-size-complex="18pt"/>
    </style:style>
    <style:style style:name="T1" style:family="text">
      <style:text-properties officeooo:rsid="002569b3"/>
    </style:style>
    <style:style style:name="T2" style:family="text">
      <style:text-properties officeooo:rsid="0023e742"/>
    </style:style>
    <style:style style:name="T3" style:family="text">
      <style:text-properties officeooo:rsid="00206a8e"/>
    </style:style>
    <style:style style:name="T4" style:family="text">
      <style:text-properties officeooo:rsid="0022589e"/>
    </style:style>
    <style:style style:name="T5" style:family="text">
      <style:text-properties officeooo:rsid="002acd3d"/>
    </style:style>
    <style:style style:name="T6" style:family="text">
      <style:text-properties officeooo:rsid="0011e152"/>
    </style:style>
    <style:style style:name="T7" style:family="text">
      <style:text-properties officeooo:rsid="0013a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ítulo del proyecto</text:p>
      <text:p text:style-name="P1"/>
      <text:p text:style-name="P2">MegustApp</text:p>
      <text:p text:style-name="P1"/>
      <text:p text:style-name="P1">2. Finalidad del proyecto</text:p>
      <text:p text:style-name="P1"/>
      <text:p text:style-name="P3">He visto la necesidad de hacer esta app porque he visto que hay mucha demanda en el sector de gastronómico, ya que hay muchos restaurantes y hay muchos turistas también aquí en Málaga, <text:span text:style-name="T1">hay muchos restaurantes llenos de gente</text:span> y también porque no he visto ninguna app que haga esto a excepción de Google, que tiene una <text:s/>página donde se pueden hacer reseñas a restau<text:span text:style-name="T2">r</text:span>antes, comercios, empresas, etc, y por eso creo que sería <text:s/>muy buena idea hacer una app de Android que haga eso mismo y más, <text:span text:style-name="T3">con la finalidad de que a la gente le sea más fácil elegir <text:s/>cuáles son los mejores restaurantes para comer, </text:span><text:span text:style-name="T4">aparte de que puedan valorarlos, </text:span><text:span text:style-name="T5">entre otras cosas</text:span>.</text:p>
      <text:p text:style-name="P1"/>
      <text:p text:style-name="P1">3. Descripción básica del proyecto.</text:p>
      <text:p text:style-name="P1"/>
      <text:p text:style-name="P4">Una app para <text:span text:style-name="T6">encontrar restaurantes con mayor facilidad, valorarlos con una reseña, y así ayudar a otros clientes a decidir cuál restaurante está bien y cual está mal en la </text:span><text:span text:style-name="T7">oferta</text:span><text:span text:style-name="T6"> gastronómic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42c6" officeooo:paragraph-rsid="002920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muel Vergara Martín<text:tab/><text:tab/>2º CFGS DAM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59:30.099661400</meta:creation-date>
    <meta:generator>LibreOffice/25.8.1.1$Windows_X86_64 LibreOffice_project/54047653041915e595ad4e45cccea684809c77b5</meta:generator>
    <dc:date>2025-10-06T13:55:51.181291200</dc:date>
    <meta:editing-duration>PT1H40M21S</meta:editing-duration>
    <meta:editing-cycles>28</meta:editing-cycles>
    <meta:document-statistic meta:table-count="0" meta:image-count="0" meta:object-count="0" meta:page-count="1" meta:paragraph-count="7" meta:word-count="168" meta:character-count="966" meta:non-whitespace-character-count="801"/>
  </office:meta>
</office:document-meta>
</file>